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.95mm"/>
    </style:style>
    <style:style style:name="co2" style:family="table-column">
      <style:table-column-properties fo:break-before="auto" style:column-width="33.87mm"/>
    </style:style>
    <style:style style:name="co3" style:family="table-column">
      <style:table-column-properties fo:break-before="auto" style:column-width="49.25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6.57mm"/>
    </style:style>
    <style:style style:name="co6" style:family="table-column">
      <style:table-column-properties fo:break-before="auto" style:column-width="82.81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9.4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shapes>
          <draw:frame draw:z-index="0" draw:style-name="gr1" draw:text-style-name="P1" svg:width="159.82mm" svg:height="89.92mm" svg:x="181.17mm" svg:y="0mm">
            <loext:p draw:notify-on-update-of-ranges="Planilha1.A19:Planilha1.B23 Planilha1.C18:Planilha1.C18 Planilha1.C19:Planilha1.C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92mm" svg:x="183.5mm" svg:y="93.65mm">
            <loext:p draw:notify-on-update-of-ranges="Planilha1.A19:Planilha1.B23 Planilha1.D18:Planilha1.D18 Planilha1.D19:Planilha1.D2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9" table:default-cell-style-name="ce2"/>
        <table:table-column table:style-name="co8" table:default-cell-style-name="ce2"/>
        <table:table-column table:style-name="co7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ENSO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IZE = 8192</text:p>
          </table:table-cell>
          <table:table-cell table:style-name="ce3" office:value-type="string" calcext:value-type="string">
            <text:p>Execution Time (s)</text:p>
          </table:table-cell>
          <table:table-cell table:style-name="ce10" office:value-type="string" calcext:value-type="string">
            <text:p>IPC</text:p>
          </table:table-cell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2">
          <table:table-cell table:style-name="ce1" office:value-type="string" calcext:value-type="string">
            <text:p>Unhardened</text:p>
          </table:table-cell>
          <table:table-cell office:value-type="string" calcext:value-type="string">
            <text:p>half</text:p>
          </table:table-cell>
          <table:table-cell table:style-name="Default" office:value-type="string" calcext:value-type="string">
            <text:p>3.346615</text:p>
          </table:table-cell>
          <table:table-cell office:value-type="string" calcext:value-type="string">
            <text:p>0.396979</text:p>
          </table:table-cell>
          <table:table-cell table:number-columns-repeated="3"/>
          <table:table-cell table:style-name="ce3" table:number-columns-repeated="2"/>
          <table:table-cell table:style-name="ce10"/>
          <table:table-cell table:number-columns-repeated="1014"/>
        </table:table-row>
        <table:table-row table:style-name="ro2">
          <table:table-cell table:style-name="Default"/>
          <table:table-cell office:value-type="string" calcext:value-type="string">
            <text:p>float</text:p>
          </table:table-cell>
          <table:table-cell table:number-columns-repeated="4"/>
          <table:table-cell table:number-columns-spanned="1" table:number-rows-spanned="2"/>
          <table:table-cell table:number-columns-repeated="7"/>
          <table:table-cell table:style-name="ce3"/>
          <table:table-cell table:style-name="ce10"/>
          <table:table-cell table:number-columns-repeated="1008"/>
        </table:table-row>
        <table:table-row table:style-name="ro2">
          <table:table-cell table:style-name="ce1" office:value-type="string" calcext:value-type="string" table:number-columns-spanned="1" table:number-rows-spanned="2">
            <text:p>DMR (tensor half + sw half)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3.879237</text:p>
          </table:table-cell>
          <table:table-cell office:value-type="string" calcext:value-type="string">
            <text:p>0.704915</text:p>
          </table:table-cell>
          <table:table-cell table:number-columns-repeated="2"/>
          <table:covered-table-cell/>
          <table:table-cell table:number-columns-repeated="1017"/>
        </table:table-row>
        <table:table-row table:style-name="ro2">
          <table:covered-table-cell table:style-name="ce3"/>
          <table:table-cell office:value-type="string" calcext:value-type="string">
            <text:p>mixed </text:p>
          </table:table-cell>
          <table:table-cell table:number-columns-repeated="4"/>
          <table:table-cell table:number-columns-spanned="1" table:number-rows-spanned="2"/>
          <table:table-cell table:number-columns-repeated="1017"/>
        </table:table-row>
        <table:table-row table:style-name="ro2">
          <table:table-cell/>
          <table:table-cell table:style-name="ce1"/>
          <table:table-cell table:number-columns-repeated="4"/>
          <table:covered-table-cell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number-columns-repeated="6"/>
          <table:table-cell table:number-columns-spanned="4" table:number-rows-spanned="1"/>
          <table:covered-table-cell table:number-columns-repeated="3"/>
          <table:table-cell table:number-columns-repeated="1014"/>
        </table:table-row>
        <table:table-row table:style-name="ro2">
          <table:table-cell table:number-columns-repeated="7"/>
          <table:table-cell table:style-name="ce3" table:number-columns-repeated="2"/>
          <table:table-cell table:style-name="ce10"/>
          <table:table-cell table:number-columns-repeated="1014"/>
        </table:table-row>
        <table:table-row table:style-name="ro2">
          <table:table-cell table:number-columns-repeated="6"/>
          <table:table-cell table:number-columns-spanned="1" table:number-rows-spanned="2"/>
          <table:table-cell/>
          <table:table-cell table:style-name="ce11"/>
          <table:table-cell table:number-columns-repeated="1015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2">
          <table:table-cell table:style-name="ce1"/>
          <table:table-cell table:number-columns-repeated="5"/>
          <table:table-cell table:number-columns-spanned="1" table:number-rows-spanned="2"/>
          <table:table-cell table:number-columns-repeated="1017"/>
        </table:table-row>
        <table:table-row table:style-name="ro2">
          <table:table-cell table:style-name="ce1"/>
          <table:table-cell/>
          <table:table-cell table:style-name="ce3"/>
          <table:table-cell table:style-name="ce10"/>
          <table:table-cell table:style-name="ce1" table:number-columns-repeated="2"/>
          <table:covered-table-cell/>
          <table:table-cell table:number-columns-repeated="1017"/>
        </table:table-row>
        <table:table-row table:style-name="ro2">
          <table:table-cell table:style-name="ce1" office:value-type="string" calcext:value-type="string" table:number-columns-spanned="4" table:number-rows-spanned="1">
            <text:p>MATRIX MUL 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8K bloco 32</text:p>
          </table:table-cell>
          <table:table-cell/>
          <table:table-cell table:style-name="ce3" office:value-type="string" calcext:value-type="string">
            <text:p>Execution Time (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1.689629" calcext:value-type="float">
            <text:p>1,689629</text:p>
          </table:table-cell>
          <table:table-cell office:value-type="float" office:value="0.361632" calcext:value-type="float">
            <text:p>0,361632</text:p>
          </table:table-cell>
          <table:table-cell table:number-columns-repeated="1020"/>
        </table:table-row>
        <table:table-row table:style-name="ro2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3.40838" calcext:value-type="float">
            <text:p>3,40838</text:p>
          </table:table-cell>
          <table:table-cell office:value-type="float" office:value="0.378918" calcext:value-type="float">
            <text:p>0,378918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3.347191" calcext:value-type="float">
            <text:p>3,347191</text:p>
          </table:table-cell>
          <table:table-cell office:value-type="float" office:value="0.446955" calcext:value-type="float">
            <text:p>0,446955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float" office:value="6.517159" calcext:value-type="float">
            <text:p>6,517159</text:p>
          </table:table-cell>
          <table:table-cell office:value-type="float" office:value="0.431537" calcext:value-type="float">
            <text:p>0,431537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 </text:p>
          </table:table-cell>
          <table:table-cell office:value-type="float" office:value="4.91525" calcext:value-type="float">
            <text:p>4,91525</text:p>
          </table:table-cell>
          <table:table-cell office:value-type="float" office:value="0.511054" calcext:value-type="float">
            <text:p>0,51105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.C19]+[.C20]" office:value-type="float" office:value="5.098009" calcext:value-type="float">
            <text:p>5,098009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/>
          <table:table-cell table:style-name="ce10"/>
          <table:table-cell table:number-columns-repeated="1020"/>
        </table:table-row>
        <table:table-row table:style-name="ro2">
          <table:table-cell table:style-name="ce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4" table:number-rows-spanned="1">
            <text:p>GEMM OPTIMIZED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8K</text:p>
          </table:table-cell>
          <table:table-cell/>
          <table:table-cell table:style-name="ce3" office:value-type="string" calcext:value-type="string">
            <text:p>Execution Time (ms)</text:p>
          </table:table-cell>
          <table:table-cell table:style-name="ce10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2">
            <text:p>Unhardened</text:p>
          </table:table-cell>
          <table:table-cell office:value-type="string" calcext:value-type="string">
            <text:p>float</text:p>
          </table:table-cell>
          <table:table-cell office:value-type="float" office:value="20.0864" calcext:value-type="float">
            <text:p>20,0864</text:p>
          </table:table-cell>
          <table:table-cell office:value-type="string" calcext:value-type="string">
            <text:p>1.556588</text:p>
          </table:table-cell>
          <table:table-cell table:number-columns-repeated="1020"/>
        </table:table-row>
        <table:table-row table:style-name="ro2">
          <table:covered-table-cell table:style-name="Default"/>
          <table:table-cell office:value-type="string" calcext:value-type="string">
            <text:p>double </text:p>
          </table:table-cell>
          <table:table-cell office:value-type="float" office:value="49.2478" calcext:value-type="float">
            <text:p>49,2478</text:p>
          </table:table-cell>
          <table:table-cell office:value-type="string" calcext:value-type="string">
            <text:p>0.72255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1" table:number-rows-spanned="3">
            <text:p>DMR</text:p>
          </table:table-cell>
          <table:table-cell office:value-type="string" calcext:value-type="string">
            <text:p>float</text:p>
          </table:table-cell>
          <table:table-cell office:value-type="float" office:value="207.7594" calcext:value-type="float">
            <text:p>207,7594</text:p>
          </table:table-cell>
          <table:table-cell office:value-type="string" calcext:value-type="string">
            <text:p>0.742766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double</text:p>
          </table:table-cell>
          <table:table-cell office:value-type="float" office:value="57.6534" calcext:value-type="float">
            <text:p>57,6534</text:p>
          </table:table-cell>
          <table:table-cell office:value-type="string" calcext:value-type="string">
            <text:p>0.972495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mixed </text:p>
          </table:table-cell>
          <table:table-cell office:value-type="float" office:value="57.5918" calcext:value-type="float">
            <text:p>57,5918</text:p>
          </table:table-cell>
          <table:table-cell office:value-type="string" calcext:value-type="string">
            <text:p>1.344814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style-name="ce3" office:value-type="string" calcext:value-type="string">
            <text:p>Soma unhardened</text:p>
          </table:table-cell>
          <table:table-cell office:value-type="string" calcext:value-type="string">
            <text:p>float + double</text:p>
          </table:table-cell>
          <table:table-cell table:formula="of:=[.C34]+[.C35]" office:value-type="float" office:value="69.3342" calcext:value-type="float">
            <text:p>69,3342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2" table:number-rows-spanned="1">
            <text:p>Unhardened</text:p>
          </table:table-cell>
          <table:covered-table-cell/>
          <table:table-cell table:style-name="ce4" office:value-type="string" calcext:value-type="string" table:number-columns-spanned="3" table:number-rows-spanned="1">
            <text:p>DMR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ixed</text:p>
          </table:table-cell>
          <table:table-cell table:number-columns-repeated="1019"/>
        </table:table-row>
        <table:table-row table:style-name="ro2">
          <table:table-cell table:style-name="ce5" office:value-type="float" office:value="49.05" calcext:value-type="float">
            <text:p>49,05</text:p>
          </table:table-cell>
          <table:table-cell office:value-type="float" office:value="20.024" calcext:value-type="float">
            <text:p>20,024</text:p>
          </table:table-cell>
          <table:table-cell table:style-name="ce7" office:value-type="float" office:value="222.936" calcext:value-type="float">
            <text:p>222,936</text:p>
          </table:table-cell>
          <table:table-cell office:value-type="float" office:value="59.059" calcext:value-type="float">
            <text:p>59,059</text:p>
          </table:table-cell>
          <table:table-cell office:value-type="float" office:value="59.579" calcext:value-type="float">
            <text:p>59,579</text:p>
          </table:table-cell>
          <table:table-cell table:number-columns-repeated="1019"/>
        </table:table-row>
        <table:table-row table:style-name="ro2">
          <table:table-cell table:style-name="ce6" office:value-type="float" office:value="48.822" calcext:value-type="float">
            <text:p>48,822</text:p>
          </table:table-cell>
          <table:table-cell office:value-type="float" office:value="20.648" calcext:value-type="float">
            <text:p>20,648</text:p>
          </table:table-cell>
          <table:table-cell table:style-name="ce7" office:value-type="float" office:value="207.431" calcext:value-type="float">
            <text:p>207,431</text:p>
          </table:table-cell>
          <table:table-cell office:value-type="float" office:value="57.928" calcext:value-type="float">
            <text:p>57,928</text:p>
          </table:table-cell>
          <table:table-cell office:value-type="float" office:value="58.432" calcext:value-type="float">
            <text:p>58,432</text:p>
          </table:table-cell>
          <table:table-cell table:number-columns-repeated="1019"/>
        </table:table-row>
        <table:table-row table:style-name="ro2">
          <table:table-cell table:style-name="ce5" office:value-type="float" office:value="49.149" calcext:value-type="float">
            <text:p>49,149</text:p>
          </table:table-cell>
          <table:table-cell office:value-type="float" office:value="19.268" calcext:value-type="float">
            <text:p>19,268</text:p>
          </table:table-cell>
          <table:table-cell table:style-name="ce7" office:value-type="float" office:value="205.925" calcext:value-type="float">
            <text:p>205,925</text:p>
          </table:table-cell>
          <table:table-cell table:style-name="ce8" office:value-type="float" office:value="57.455" calcext:value-type="float">
            <text:p>57,455</text:p>
          </table:table-cell>
          <table:table-cell office:value-type="float" office:value="57.521" calcext:value-type="float">
            <text:p>57,521</text:p>
          </table:table-cell>
          <table:table-cell table:number-columns-repeated="1019"/>
        </table:table-row>
        <table:table-row table:style-name="ro2">
          <table:table-cell table:style-name="ce5" office:value-type="float" office:value="49.069" calcext:value-type="float">
            <text:p>49,069</text:p>
          </table:table-cell>
          <table:table-cell office:value-type="float" office:value="19.278" calcext:value-type="float">
            <text:p>19,278</text:p>
          </table:table-cell>
          <table:table-cell table:style-name="ce7" office:value-type="float" office:value="205.882" calcext:value-type="float">
            <text:p>205,882</text:p>
          </table:table-cell>
          <table:table-cell office:value-type="float" office:value="57.299" calcext:value-type="float">
            <text:p>57,299</text:p>
          </table:table-cell>
          <table:table-cell office:value-type="float" office:value="57.438" calcext:value-type="float">
            <text:p>57,438</text:p>
          </table:table-cell>
          <table:table-cell table:number-columns-repeated="1019"/>
        </table:table-row>
        <table:table-row table:style-name="ro2">
          <table:table-cell table:style-name="ce5" office:value-type="float" office:value="49.309" calcext:value-type="float">
            <text:p>49,309</text:p>
          </table:table-cell>
          <table:table-cell office:value-type="float" office:value="20.093" calcext:value-type="float">
            <text:p>20,093</text:p>
          </table:table-cell>
          <table:table-cell table:style-name="ce7" office:value-type="float" office:value="205.892" calcext:value-type="float">
            <text:p>205,892</text:p>
          </table:table-cell>
          <table:table-cell office:value-type="float" office:value="57.32" calcext:value-type="float">
            <text:p>57,32</text:p>
          </table:table-cell>
          <table:table-cell office:value-type="float" office:value="57.136" calcext:value-type="float">
            <text:p>57,136</text:p>
          </table:table-cell>
          <table:table-cell table:number-columns-repeated="1019"/>
        </table:table-row>
        <table:table-row table:style-name="ro2">
          <table:table-cell table:style-name="ce5" office:value-type="float" office:value="48.606" calcext:value-type="float">
            <text:p>48,606</text:p>
          </table:table-cell>
          <table:table-cell office:value-type="float" office:value="20.579" calcext:value-type="float">
            <text:p>20,579</text:p>
          </table:table-cell>
          <table:table-cell table:style-name="ce7" office:value-type="float" office:value="205.936" calcext:value-type="float">
            <text:p>205,936</text:p>
          </table:table-cell>
          <table:table-cell office:value-type="float" office:value="57.473" calcext:value-type="float">
            <text:p>57,473</text:p>
          </table:table-cell>
          <table:table-cell table:style-name="ce13" office:value-type="float" office:value="57.196" calcext:value-type="float">
            <text:p>57,20</text:p>
          </table:table-cell>
          <table:table-cell table:number-columns-repeated="1019"/>
        </table:table-row>
        <table:table-row table:style-name="ro2">
          <table:table-cell table:style-name="ce5" office:value-type="float" office:value="50.612" calcext:value-type="float">
            <text:p>50,612</text:p>
          </table:table-cell>
          <table:table-cell office:value-type="float" office:value="19.825" calcext:value-type="float">
            <text:p>19,825</text:p>
          </table:table-cell>
          <table:table-cell table:style-name="ce7" office:value-type="float" office:value="205.857" calcext:value-type="float">
            <text:p>205,857</text:p>
          </table:table-cell>
          <table:table-cell office:value-type="float" office:value="57.286" calcext:value-type="float">
            <text:p>57,286</text:p>
          </table:table-cell>
          <table:table-cell table:style-name="ce13" office:value-type="float" office:value="57.122" calcext:value-type="float">
            <text:p>57,12</text:p>
          </table:table-cell>
          <table:table-cell table:number-columns-repeated="1019"/>
        </table:table-row>
        <table:table-row table:style-name="ro2">
          <table:table-cell table:style-name="ce5" office:value-type="float" office:value="49.533" calcext:value-type="float">
            <text:p>49,533</text:p>
          </table:table-cell>
          <table:table-cell office:value-type="float" office:value="20.807" calcext:value-type="float">
            <text:p>20,807</text:p>
          </table:table-cell>
          <table:table-cell table:style-name="ce8" office:value-type="float" office:value="205.937" calcext:value-type="float">
            <text:p>205,937</text:p>
          </table:table-cell>
          <table:table-cell office:value-type="float" office:value="57.69" calcext:value-type="float">
            <text:p>57,69</text:p>
          </table:table-cell>
          <table:table-cell table:style-name="ce13" office:value-type="float" office:value="56.856" calcext:value-type="float">
            <text:p>56,86</text:p>
          </table:table-cell>
          <table:table-cell table:number-columns-repeated="1019"/>
        </table:table-row>
        <table:table-row table:style-name="ro2">
          <table:table-cell table:style-name="ce6" office:value-type="float" office:value="48.922" calcext:value-type="float">
            <text:p>48,922</text:p>
          </table:table-cell>
          <table:table-cell office:value-type="float" office:value="20.419" calcext:value-type="float">
            <text:p>20,419</text:p>
          </table:table-cell>
          <table:table-cell table:style-name="ce9" office:value-type="float" office:value="205.965" calcext:value-type="float">
            <text:p>205,965</text:p>
          </table:table-cell>
          <table:table-cell office:value-type="float" office:value="57.614" calcext:value-type="float">
            <text:p>57,614</text:p>
          </table:table-cell>
          <table:table-cell table:style-name="ce13" office:value-type="float" office:value="57.246" calcext:value-type="float">
            <text:p>57,25</text:p>
          </table:table-cell>
          <table:table-cell table:number-columns-repeated="1019"/>
        </table:table-row>
        <table:table-row table:style-name="ro2">
          <table:table-cell table:style-name="ce5" office:value-type="float" office:value="49.406" calcext:value-type="float">
            <text:p>49,406</text:p>
          </table:table-cell>
          <table:table-cell office:value-type="float" office:value="19.923" calcext:value-type="float">
            <text:p>19,923</text:p>
          </table:table-cell>
          <table:table-cell table:style-name="ce7" office:value-type="float" office:value="205.833" calcext:value-type="float">
            <text:p>205,833</text:p>
          </table:table-cell>
          <table:table-cell office:value-type="float" office:value="57.41" calcext:value-type="float">
            <text:p>57,41</text:p>
          </table:table-cell>
          <table:table-cell table:style-name="ce13" office:value-type="float" office:value="57.392" calcext:value-type="float">
            <text:p>57,39</text:p>
          </table:table-cell>
          <table:table-cell table:number-columns-repeated="1019"/>
        </table:table-row>
        <table:table-row table:style-name="ro2">
          <table:table-cell table:formula="of:=AVERAGE([.A49:.A58])" office:value-type="float" office:value="49.2478" calcext:value-type="float">
            <text:p>49,2478</text:p>
          </table:table-cell>
          <table:table-cell table:formula="of:=AVERAGE([.B49:.B58])" office:value-type="float" office:value="20.0864" calcext:value-type="float">
            <text:p>20,0864</text:p>
          </table:table-cell>
          <table:table-cell table:formula="of:=AVERAGE([.C49:.C58])" office:value-type="float" office:value="207.7594" calcext:value-type="float">
            <text:p>207,7594</text:p>
          </table:table-cell>
          <table:table-cell table:formula="of:=AVERAGE([.D49:.D58])" office:value-type="float" office:value="57.6534" calcext:value-type="float">
            <text:p>57,6534</text:p>
          </table:table-cell>
          <table:table-cell table:formula="of:=AVERAGE([.E49:.E58])" office:value-type="float" office:value="57.5918" calcext:value-type="float">
            <text:p>57,5918</text:p>
          </table:table-cell>
          <table:table-cell table:number-columns-repeated="1019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8">
          <table:table-cell table:style-name="Default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 calcext:value-type="string">
            <text:p>usando bloco 16 4k</text:p>
          </table:table-cell>
          <table:table-cell table:style-name="ce3"/>
          <table:table-cell table:style-name="ce3" office:value-type="string" calcext:value-type="string">
            <text:p>Execution Time (ms)</text:p>
          </table:table-cell>
          <table:table-cell table:style-name="ce12" office:value-type="string" calcext:value-type="string">
            <text:p>IPC</text:p>
          </table:table-cell>
          <table:table-cell table:number-columns-repeated="1020"/>
        </table:table-row>
        <table:table-row table:style-name="ro2">
          <table:table-cell table:style-name="ce4" table:number-columns-spanned="1" table:number-rows-spanned="2"/>
          <table:table-cell/>
          <table:table-cell table:style-name="Default"/>
          <table:table-cell table:number-columns-repeated="1021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table-cell table:style-name="ce4" table:number-columns-spanned="1" table:number-rows-spanned="3"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15:06:59.5714367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5-20T23:45:15Z</meta:creation-date>
    <dc:date>2019-07-06T15:14:05.505508489</dc:date>
    <meta:editing-cycles>24</meta:editing-cycles>
    <meta:editing-duration>PT12H38M21S</meta:editing-duration>
    <meta:document-statistic meta:table-count="1" meta:cell-count="127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3cm" svg:height="8.993cm" xlink:href=".." xlink:type="simple" chart:class="chart:bar" chart:style-name="ch1">
        <chart:title svg:x="5.973cm" svg:y="0.314cm" chart:style-name="ch2">
          <text:p>Execution Time (s)</text:p>
        </chart:title>
        <chart:plot-area chart:style-name="ch3" table:cell-range-address="Planilha1.A19:Planilha1.C23 Planilha1.C18:Planilha1.C18" chart:data-source-has-labels="both" svg:x="0.319cm" svg:y="1.272cm" svg:width="15.345cm" svg:height="7.542cm">
          <chartooo:coordinate-region svg:x="0.777cm" svg:y="1.48cm" svg:width="14.887cm" svg:height="6.255cm"/>
          <chart:axis chart:dimension="x" chart:name="primary-x" chart:style-name="ch4" chartooo:axis-type="auto">
            <chartooo:date-scale/>
            <chart:categories table:cell-range-address="Planilha1.A19:Planilha1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C19:Planilha1.C23" chart:label-cell-address="Planilha1.C18:Planilha1.C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 (s)</text:p>
                <draw:g>
                  <svg:desc>Planilha1.C18:Planilha1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Planilha1.A19:Planilha1.B23</svg:desc>
                </draw:g>
              </table:table-cell>
              <table:table-cell office:value-type="float" office:value="1.689629">
                <text:p>1.689629</text:p>
                <draw:g>
                  <svg:desc>Planilha1.C19:Planilha1.C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3.40838">
                <text:p>3.4083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3.347191">
                <text:p>3.347191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6.517159">
                <text:p>6.517159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4.91525">
                <text:p>4.91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8.993cm" xlink:href=".." xlink:type="simple" chart:class="chart:bar" chart:style-name="ch1">
        <chart:title svg:x="7.522cm" svg:y="0.314cm" chart:style-name="ch2">
          <text:p>IPC</text:p>
        </chart:title>
        <chart:plot-area chart:style-name="ch3" table:cell-range-address="Planilha1.A19:Planilha1.B23 Planilha1.D18:Planilha1.D23" chart:data-source-has-labels="both" svg:x="0.32cm" svg:y="1.272cm" svg:width="15.368cm" svg:height="7.542cm">
          <chartooo:coordinate-region svg:x="1.073cm" svg:y="1.481cm" svg:width="14.615cm" svg:height="6.254cm"/>
          <chart:axis chart:dimension="x" chart:name="primary-x" chart:style-name="ch4" chartooo:axis-type="auto">
            <chartooo:date-scale/>
            <chart:categories table:cell-range-address="Planilha1.A19:Planilha1.B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D19:Planilha1.D23" chart:label-cell-address="Planilha1.D18:Planilha1.D1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PC</text:p>
                <draw:g>
                  <svg:desc>Planilha1.D18:Planilha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hardened float</text:p>
                <text:list>
                  <text:list-item>
                    <text:p>Unhardened</text:p>
                  </text:list-item>
                  <text:list-item>
                    <text:p>float</text:p>
                  </text:list-item>
                </text:list>
                <draw:g>
                  <svg:desc>Planilha1.A19:Planilha1.B23</svg:desc>
                </draw:g>
              </table:table-cell>
              <table:table-cell office:value-type="float" office:value="0.361632">
                <text:p>0.361632</text:p>
                <draw:g>
                  <svg:desc>Planilha1.D19:Planilha1.D23</svg:desc>
                </draw:g>
              </table:table-cell>
            </table:table-row>
            <table:table-row>
              <table:table-cell office:value-type="string">
                <text:p>Unhardened double </text:p>
                <text:list>
                  <text:list-item>
                    <text:p/>
                  </text:list-item>
                  <text:list-item>
                    <text:p>double </text:p>
                  </text:list-item>
                </text:list>
              </table:table-cell>
              <table:table-cell office:value-type="float" office:value="0.378918">
                <text:p>0.378918</text:p>
              </table:table-cell>
            </table:table-row>
            <table:table-row>
              <table:table-cell office:value-type="string">
                <text:p>DMR float</text:p>
                <text:list>
                  <text:list-item>
                    <text:p>DMR</text:p>
                  </text:list-item>
                  <text:list-item>
                    <text:p>float</text:p>
                  </text:list-item>
                </text:list>
              </table:table-cell>
              <table:table-cell office:value-type="float" office:value="0.446955">
                <text:p>0.446955</text:p>
              </table:table-cell>
            </table:table-row>
            <table:table-row>
              <table:table-cell office:value-type="string">
                <text:p>DMR double</text:p>
                <text:list>
                  <text:list-item>
                    <text:p/>
                  </text:list-item>
                  <text:list-item>
                    <text:p>double</text:p>
                  </text:list-item>
                </text:list>
              </table:table-cell>
              <table:table-cell office:value-type="float" office:value="0.431537">
                <text:p>0.431537</text:p>
              </table:table-cell>
            </table:table-row>
            <table:table-row>
              <table:table-cell office:value-type="string">
                <text:p>DMR mixed </text:p>
                <text:list>
                  <text:list-item>
                    <text:p/>
                  </text:list-item>
                  <text:list-item>
                    <text:p>mixed </text:p>
                  </text:list-item>
                </text:list>
              </table:table-cell>
              <table:table-cell office:value-type="float" office:value="0.511054">
                <text:p>0.511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